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87cm"/>
    </style:style>
    <style:style style:name="Table1.B" style:family="table-column">
      <style:table-column-properties style:column-width="3.496cm"/>
    </style:style>
    <style:style style:name="Table1.C" style:family="table-column">
      <style:table-column-properties style:column-width="8.63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1cm" fo:margin-right="1cm" fo:text-indent="0cm" style:auto-text-indent="false" style:writing-mode="lr-tb"/>
    </style:style>
    <style:style style:name="P2" style:family="paragraph" style:parent-style-name="Quotations" style:list-style-name="L1">
      <style:paragraph-properties fo:margin-left="1cm" fo:margin-right="1cm" fo:text-indent="0cm" style:auto-text-indent="false" style:writing-mode="lr-tb"/>
    </style:style>
    <style:style style:name="P3" style:family="paragraph" style:parent-style-name="Preformatted_20_Text" style:list-style-name="L1">
      <style:paragraph-properties fo:margin-left="1cm" fo:margin-right="1cm" fo:margin-top="0cm" fo:margin-bottom="0.499cm" style:contextual-spacing="false" fo:text-indent="0cm" style:auto-text-indent="false" style:writing-mode="lr-tb"/>
    </style:style>
    <style:style style:name="P4" style:family="paragraph" style:parent-style-name="Quotations" style:list-style-name="L1">
      <style:paragraph-properties style:writing-mode="lr-tb"/>
    </style:style>
    <style:style style:name="P5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" style:family="paragraph" style:parent-style-name="Text_20_body" style:list-style-name="L2">
      <style:paragraph-properties fo:margin-left="0cm" fo:margin-right="0cm" fo:text-indent="0cm" style:auto-text-indent="false" style:writing-mode="lr-tb"/>
    </style:style>
    <style:style style:name="P9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Text_20_body" style:list-style-name="L2">
      <style:paragraph-properties fo:margin-top="0cm" fo:margin-bottom="0cm" style:contextual-spacing="false" style:writing-mode="lr-tb"/>
    </style:style>
    <style:style style:name="P11" style:family="paragraph" style:parent-style-name="Table_20_Heading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Table_20_Contents">
      <style:paragraph-properties fo:margin-left="0cm" fo:margin-right="0cm" fo:text-indent="0cm" style:auto-text-indent="false" style:writing-mode="lr-tb"/>
    </style:style>
    <style:style style:name="P14" style:family="paragraph" style:parent-style-name="Table_20_Contents">
      <style:paragraph-properties fo:margin-top="0cm" fo:margin-bottom="0.499cm" style:contextual-spacing="false" style:writing-mode="lr-tb"/>
    </style:style>
    <style:style style:name="P15" style:family="paragraph" style:parent-style-name="Table_20_Contents">
      <style:paragraph-properties style:writing-mode="lr-tb"/>
    </style:style>
    <style:style style:name="P16" style:family="paragraph" style:parent-style-name="Preformatted_20_Text">
      <style:paragraph-properties fo:margin-left="0cm" fo:margin-right="0cm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8" style:family="paragraph" style:parent-style-name="Heading_20_3">
      <style:paragraph-properties fo:margin-left="0cm" fo:margin-right="0cm" fo:text-indent="0cm" style:auto-text-indent="false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0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21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2" style:family="paragraph" style:parent-style-name="Text_20_body" style:list-style-name="L3">
      <style:paragraph-properties style:writing-mode="lr-tb"/>
    </style:style>
    <style:style style:name="P23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24" style:family="paragraph" style:parent-style-name="Text_20_body">
      <style:paragraph-properties fo:margin-left="0cm" fo:margin-right="0cm" fo:text-indent="0cm" style:auto-text-indent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How it works:</text:span></text:p>
      <text:list text:style-name="L1">
        <text:list-item>
          <text:p text:style-name="P2">The <text:span text:style-name="Source_20_Text">virt_setup </text:span>role loops over the list in <text:span text:style-name="Source_20_Text">vms_to_create</text:span>.</text:p>
        </text:list-item>
        <text:list-item>
          <text:p text:style-name="P2">It uses the <text:span text:style-name="Source_20_Text">community.libvirt.virt </text:span>module to create a domain that boots from the ISO and then automatically converts it into a QCOW2 image.</text:p>
        </text:list-item>
        <text:list-item>
          <text:p text:style-name="P2">You only need to add the ISO file to</text:p>
          <text:p text:style-name="P3"><text:span text:style-name="Source_20_Text">/var/lib/libvirt/images/</text:span></text:p>
          <text:p text:style-name="P4">– the playbook will do the rest.</text:p>
        </text:list-item>
      </text:list>
      <text:p text:style-name="P1"><text:span text:style-name="Strong_20_Emphasis">Run the playbook</text:span>:</text:p>
      <text:p text:style-name="P5"><text:span text:style-name="Source_20_Text">ansible-playbook playbooks/vm_setup.yml -i inventories/hosts.yml --ask-vault-pass -K</text:span></text:p>
      <text:p text:style-name="Horizontal_20_Line"/>
      <text:h text:style-name="P6" text:outline-level="2">7. How to keep the workflow simple</text:h>
      <text:list text:style-name="L2">
        <text:list-item>
          <text:p text:style-name="P7"><text:span text:style-name="Strong_20_Emphasis">Install Fedora on the workstation</text:span> (USB / Live ISO).</text:p>
        </text:list-item>
        <text:list-item>
          <text:p text:style-name="P8"><text:span text:style-name="Strong_20_Emphasis">Install Ansible</text:span> (</text:p>
          <text:p text:style-name="P9"><text:span text:style-name="Source_20_Text">sudo dnf install ansible</text:span></text:p>
          <text:p text:style-name="P10">).</text:p>
        </text:list-item>
        <text:list-item>
          <text:p text:style-name="P8"><text:span text:style-name="Strong_20_Emphasis">Run the core playbook on the workstation</text:span>:</text:p>
          <text:p text:style-name="P9"><text:span text:style-name="Source_20_Text">ansible-playbook playbooks/core.yml -i inventories/hosts.yml</text:span></text:p>
        </text:list-item>
        <text:list-item>
          <text:p text:style-name="P8"><text:span text:style-name="Strong_20_Emphasis">Run the workstation‑only playbook</text:span> (libvirt + virt‑manager):</text:p>
          <text:p text:style-name="P9"><text:span text:style-name="Source_20_Text">ansible-playbook playbooks/workstation.yml -i inventories/hosts.yml --ask-vault-pass -K</text:span></text:p>
        </text:list-item>
        <text:list-item>
          <text:p text:style-name="P8"><text:span text:style-name="Strong_20_Emphasis">Add your ISO files to</text:span></text:p>
          <text:p text:style-name="P9"><text:span text:style-name="Source_20_Text">/var/lib/libvirt/images/</text:span></text:p>
          <text:p text:style-name="P10">.</text:p>
        </text:list-item>
        <text:list-item>
          <text:p text:style-name="P8"><text:span text:style-name="Strong_20_Emphasis">Run the VM‑setup playbook</text:span> (creates and starts the VMs):</text:p>
          <text:p text:style-name="P9"><text:span text:style-name="Source_20_Text">ansible-playbook playbooks/vm_setup.yml -i inventories/hosts.yml --ask-vault-pass -K</text:span></text:p>
        </text:list-item>
        <text:list-item>
          <text:p text:style-name="P8"><text:span text:style-name="Strong_20_Emphasis">Run the core playbook on the VMs</text:span> (to bring them up to the same “core” baseline):</text:p>
          <text:p text:style-name="P9"><text:span text:style-name="Source_20_Text">ansible-playbook playbooks/core.yml -i inventories/hosts.yml --limit vms</text:span></text:p>
        </text:list-item>
      </text:list>
      <text:p text:style-name="Horizontal_20_Line"/>
      <text:h text:style-name="P6" text:outline-level="2"><text:soft-page-break/>8. Optional Extr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Feature</text:p>
            </table:table-cell>
            <table:table-cell table:style-name="Table1.A1" office:value-type="string">
              <text:p text:style-name="P11">What to add</text:p>
            </table:table-cell>
            <table:table-cell table:style-name="Table1.A1" office:value-type="string">
              <text:p text:style-name="P11">How it helps</text:p>
            </table:table-cell>
          </table:table-row>
        </table:table-header-rows>
        <table:table-row>
          <table:table-cell table:style-name="Table1.A1" office:value-type="string">
            <text:p text:style-name="P12"><text:span text:style-name="Source_20_Text">group_vars/vms.yml</text:span></text:p>
          </table:table-cell>
          <table:table-cell table:style-name="Table1.A1" office:value-type="string">
            <text:p text:style-name="P12"><text:span text:style-name="Source_20_Text">packages_vm</text:span></text:p>
          </table:table-cell>
          <table:table-cell table:style-name="Table1.A1" office:value-type="string">
            <text:p text:style-name="P13">Install extra packages on VMs that the workstation doesn't need</text:p>
          </table:table-cell>
        </table:table-row>
        <table:table-row>
          <table:table-cell table:style-name="Table1.A1" office:value-type="string">
            <text:p text:style-name="P12"><text:span text:style-name="Source_20_Text">host_vars/vms/&lt;ip&gt;.yml</text:span></text:p>
          </table:table-cell>
          <table:table-cell table:style-name="Table1.A1" office:value-type="string">
            <text:p text:style-name="P13">VM‑specific settings</text:p>
          </table:table-cell>
          <table:table-cell table:style-name="Table1.A1" office:value-type="string">
            <text:p text:style-name="P13">Override memory/vCPU/disk for a particular host</text:p>
          </table:table-cell>
        </table:table-row>
        <table:table-row>
          <table:table-cell table:style-name="Table1.A1" office:value-type="string">
            <text:p text:style-name="P12"><text:span text:style-name="Source_20_Text">playbooks/vm_setup.yml</text:span></text:p>
          </table:table-cell>
          <table:table-cell table:style-name="Table1.A1" office:value-type="string">
            <text:p text:style-name="P14">Add</text:p>
            <text:p text:style-name="P12"><text:span text:style-name="Source_20_Text">--tags create</text:span></text:p>
          </table:table-cell>
          <table:table-cell table:style-name="Table1.A1" office:value-type="string">
            <text:p text:style-name="P13">Run only the creation part, skipping any post‑install tasks</text:p>
          </table:table-cell>
        </table:table-row>
        <table:table-row>
          <table:table-cell table:style-name="Table1.A1" office:value-type="string">
            <text:p text:style-name="P12"><text:span text:style-name="Source_20_Text">handlers/main.yml</text:span></text:p>
            <text:p text:style-name="P13">in each role</text:p>
          </table:table-cell>
          <table:table-cell table:style-name="Table1.A1" office:value-type="string">
            <text:p text:style-name="P14">e.g.,</text:p>
            <text:p text:style-name="P12"><text:span text:style-name="Source_20_Text">reboot</text:span></text:p>
          </table:table-cell>
          <table:table-cell table:style-name="Table1.A1" office:value-type="string">
            <text:p text:style-name="P15">Reboot VM automatically after a major install</text:p>
          </table:table-cell>
        </table:table-row>
      </table:table>
      <text:p text:style-name="Horizontal_20_Line"/>
      <text:h text:style-name="P6" text:outline-level="2">9. Quick sanity checks</text:h>
      <text:p text:style-name="P16"><text:span text:style-name="Source_20_Text"># Verify inventory groups</text:span></text:p>
      <text:p text:style-name="P16"><text:span text:style-name="Source_20_Text">ansible-inventory -i inventories/hosts.yml --list</text:span></text:p>
      <text:p text:style-name="P16"/>
      <text:p text:style-name="P16"><text:span text:style-name="Source_20_Text"># Check what the core playbook will install</text:span></text:p>
      <text:p text:style-name="P16"><text:span text:style-name="Source_20_Text">ansible-playbook playbooks/core.yml -i inventories/hosts.yml --check --list-tasks</text:span></text:p>
      <text:p text:style-name="P16"/>
      <text:p text:style-name="P16"><text:span text:style-name="Source_20_Text"># Dry‑run the VM creation (will fail if you have no ISO)</text:span></text:p>
      <text:p text:style-name="P17"><text:span text:style-name="Source_20_Text">ansible-playbook playbooks/vm_setup.yml -i inventories/hosts.yml --check</text:span></text:p>
      <text:p text:style-name="Horizontal_20_Line"/>
      <text:h text:style-name="P18" text:outline-level="3">TL;DR</text:h>
      <text:list text:style-name="L3">
        <text:list-item>
          <text:p text:style-name="P19">Keep <text:span text:style-name="Strong_20_Emphasis">one inventory</text:span> that lists your workstation and VMs.</text:p>
        </text:list-item>
        <text:list-item>
          <text:p text:style-name="P19">Create three playbooks – one for <text:span text:style-name="Emphasis">core</text:span> packages, one for <text:span text:style-name="Emphasis">workstation‑only</text:span> (libvirt etc.), and one for <text:span text:style-name="Emphasis">VM creation</text:span>.</text:p>
        </text:list-item>
        <text:list-item>
          <text:p text:style-name="P20">Encapsulate logic into <text:span text:style-name="Strong_20_Emphasis">roles</text:span> (</text:p>
          <text:p text:style-name="P21"><text:span text:style-name="Source_20_Text">common</text:span></text:p>
          <text:p text:style-name="P22">,</text:p>
          <text:p text:style-name="P21"><text:span text:style-name="Source_20_Text">workstation</text:span></text:p>
          <text:p text:style-name="P22">,</text:p>
          <text:p text:style-name="P21"><text:span text:style-name="Source_20_Text">vm</text:span></text:p>
          <text:p text:style-name="P22">,</text:p>
          <text:p text:style-name="P21"><text:span text:style-name="Source_20_Text">virt_setup</text:span></text:p>
          <text:p text:style-name="P23">).</text:p>
        </text:list-item>
        <text:list-item>
          <text:p text:style-name="P20">Store variables in</text:p>
          <text:p text:style-name="P21"><text:soft-page-break/><text:span text:style-name="Source_20_Text">group_vars</text:span></text:p>
          <text:p text:style-name="P22">/</text:p>
          <text:p text:style-name="P21"><text:span text:style-name="Source_20_Text">host_vars</text:span></text:p>
          <text:p text:style-name="P23">.</text:p>
        </text:list-item>
        <text:list-item>
          <text:p text:style-name="P20">Run the playbooks in the order: workstation core → workstation‑only → VM‑setup → VM core.</text:p>
        </text:list-item>
      </text:list>
      <text:p text:style-name="P24">With this structure you can add new Fedora spins, new VMs, or new workstation features without touching any of the existing playbooks – just tweak the inventory or the role variables. Happy automating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7:58:26.443886241</meta:creation-date>
    <meta:generator>LibreOffice/25.2.7.2$Linux_X86_64 LibreOffice_project/520$Build-2</meta:generator>
    <dc:date>2025-11-04T16:06:31.320159756</dc:date>
    <meta:editing-duration>PT13M16S</meta:editing-duration>
    <meta:editing-cycles>2</meta:editing-cycles>
    <meta:document-statistic meta:table-count="1" meta:image-count="0" meta:object-count="0" meta:page-count="3" meta:paragraph-count="69" meta:word-count="372" meta:character-count="2468" meta:non-whitespace-character-count="2188"/>
  </office:meta>
</office:document-meta>
</file>